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dobe Jenson Pro" svg:font-family="'Adobe Jenson Pro', serif"/>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9.4361in" table:align="left"/>
    </style:style>
    <style:style style:name="Table1.A" style:family="table-column">
      <style:table-column-properties style:column-width="1.441in"/>
    </style:style>
    <style:style style:name="Table1.B" style:family="table-column">
      <style:table-column-properties style:column-width="2.6215in"/>
    </style:style>
    <style:style style:name="Table1.C" style:family="table-column">
      <style:table-column-properties style:column-width="2.934in"/>
    </style:style>
    <style:style style:name="Table1.D" style:family="table-column">
      <style:table-column-properties style:column-width="2.4396in"/>
    </style:style>
    <style:style style:name="Table1.A1" style:family="table-cell">
      <style:table-cell-properties style:vertical-align="middle" fo:padding="0.0194in" fo:border-left="1pt solid #000000" fo:border-right="1pt solid #000000" fo:border-top="1pt solid #000000" fo:border-bottom="1.5pt solid #000000"/>
    </style:style>
    <style:style style:name="Table1.B1" style:family="table-cell">
      <style:table-cell-properties style:vertical-align="middle" fo:padding-left="0in" fo:padding-right="0.0194in" fo:padding-top="0.0194in" fo:padding-bottom="0.0194in" fo:border-left="none" fo:border-right="1pt solid #000000" fo:border-top="1pt solid #000000" fo:border-bottom="1pt solid #000000"/>
    </style:style>
    <style:style style:name="Table1.B2" style:family="table-cell">
      <style:table-cell-properties style:vertical-align="middle" fo:padding-left="0in" fo:padding-right="0.0194in" fo:padding-top="0in" fo:padding-bottom="0.0194in" fo:border-left="none" fo:border-right="1pt solid #000000" fo:border-top="none" fo:border-bottom="1.5pt solid #000000"/>
    </style:style>
    <style:style style:name="Table1.A3" style:family="table-cell">
      <style:table-cell-properties style:vertical-align="middle" fo:padding-left="0.0194in" fo:padding-right="0.0194in" fo:padding-top="0in" fo:padding-bottom="0.0194in" fo:border-left="1pt solid #000000" fo:border-right="1pt solid #000000" fo:border-top="none" fo:border-bottom="1pt solid #000000"/>
    </style:style>
    <style:style style:name="Table1.B3" style:family="table-cell">
      <style:table-cell-properties style:vertical-align="middle" fo:padding-left="0in" fo:padding-right="0.0194in" fo:padding-top="0in" fo:padding-bottom="0.0194in" fo:border-left="none" fo:border-right="1pt solid #000000" fo:border-top="none" fo:border-bottom="1pt solid #000000"/>
    </style:style>
    <style:style style:name="Table2" style:family="table">
      <style:table-properties style:width="10.1181in" table:align="margins"/>
    </style:style>
    <style:style style:name="Table2.A" style:family="table-column">
      <style:table-column-properties style:column-width="5.059in" style:rel-column-width="32767*"/>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officeooo:rsid="002038c4" officeooo:paragraph-rsid="002038c4"/>
    </style:style>
    <style:style style:name="P2" style:family="paragraph" style:parent-style-name="Text_20_body">
      <style:text-properties fo:font-size="10pt" fo:language="en" fo:country="HK"/>
    </style:style>
    <style:style style:name="P3" style:family="paragraph" style:parent-style-name="Text_20_body">
      <style:text-properties fo:font-size="10pt" fo:language="en" fo:country="HK" officeooo:rsid="002038c4" officeooo:paragraph-rsid="002038c4"/>
    </style:style>
    <style:style style:name="P4" style:family="paragraph" style:parent-style-name="Text_20_body">
      <style:text-properties fo:font-size="10pt" fo:language="en" fo:country="HK" officeooo:rsid="003154d6" officeooo:paragraph-rsid="003154d6"/>
    </style:style>
    <style:style style:name="P5" style:family="paragraph" style:parent-style-name="Text_20_body">
      <style:text-properties fo:font-size="10pt" fo:language="en" fo:country="HK" officeooo:rsid="0036b2d2" officeooo:paragraph-rsid="0036b2d2"/>
    </style:style>
    <style:style style:name="P6" style:family="paragraph" style:parent-style-name="Text_20_body">
      <style:text-properties officeooo:rsid="0036b2d2" officeooo:paragraph-rsid="0036b2d2"/>
    </style:style>
    <style:style style:name="P7" style:family="paragraph" style:parent-style-name="Text_20_body">
      <style:text-properties officeooo:rsid="00385d20" officeooo:paragraph-rsid="00385d20"/>
    </style:style>
    <style:style style:name="P8" style:family="paragraph" style:parent-style-name="Text_20_body">
      <style:text-properties officeooo:rsid="00385d20" officeooo:paragraph-rsid="00573a5c"/>
    </style:style>
    <style:style style:name="P9" style:family="paragraph" style:parent-style-name="Text_20_body">
      <style:text-properties officeooo:rsid="00393837" officeooo:paragraph-rsid="00393837"/>
    </style:style>
    <style:style style:name="P10" style:family="paragraph" style:parent-style-name="Text_20_body">
      <style:text-properties officeooo:rsid="00393837" officeooo:paragraph-rsid="00650853"/>
    </style:style>
    <style:style style:name="P11" style:family="paragraph" style:parent-style-name="Text_20_body">
      <style:text-properties officeooo:rsid="003fa80e" officeooo:paragraph-rsid="003fa80e"/>
    </style:style>
    <style:style style:name="P12" style:family="paragraph" style:parent-style-name="Text_20_body">
      <style:text-properties officeooo:rsid="003fa80e" officeooo:paragraph-rsid="00650853"/>
    </style:style>
    <style:style style:name="P13" style:family="paragraph" style:parent-style-name="Text_20_body">
      <style:text-properties officeooo:rsid="00407bfd" officeooo:paragraph-rsid="00407bfd"/>
    </style:style>
    <style:style style:name="P14" style:family="paragraph" style:parent-style-name="Text_20_body">
      <style:text-properties officeooo:rsid="00407bfd" officeooo:paragraph-rsid="00573a5c"/>
    </style:style>
    <style:style style:name="P15" style:family="paragraph" style:parent-style-name="Text_20_body">
      <style:text-properties officeooo:rsid="003b730e" officeooo:paragraph-rsid="003b730e"/>
    </style:style>
    <style:style style:name="P16" style:family="paragraph" style:parent-style-name="Text_20_body">
      <style:text-properties officeooo:rsid="003e95ca" officeooo:paragraph-rsid="003e95ca"/>
    </style:style>
    <style:style style:name="P17" style:family="paragraph" style:parent-style-name="Text_20_body">
      <style:text-properties officeooo:rsid="004217db" officeooo:paragraph-rsid="004217db"/>
    </style:style>
    <style:style style:name="P18" style:family="paragraph" style:parent-style-name="Text_20_body">
      <style:text-properties officeooo:rsid="004217db" officeooo:paragraph-rsid="0046142b"/>
    </style:style>
    <style:style style:name="P19" style:family="paragraph" style:parent-style-name="Text_20_body">
      <style:text-properties officeooo:rsid="00499a7d" officeooo:paragraph-rsid="00499a7d"/>
    </style:style>
    <style:style style:name="P20" style:family="paragraph" style:parent-style-name="Text_20_body">
      <style:text-properties officeooo:rsid="0049b37e" officeooo:paragraph-rsid="0049b37e"/>
    </style:style>
    <style:style style:name="P21" style:family="paragraph" style:parent-style-name="Text_20_body">
      <style:text-properties officeooo:rsid="004b5caa" officeooo:paragraph-rsid="004b5caa"/>
    </style:style>
    <style:style style:name="P22" style:family="paragraph" style:parent-style-name="Text_20_body">
      <style:text-properties officeooo:rsid="004b5caa" officeooo:paragraph-rsid="0059cade"/>
    </style:style>
    <style:style style:name="P23" style:family="paragraph" style:parent-style-name="Text_20_body">
      <style:text-properties officeooo:rsid="004d2ffb" officeooo:paragraph-rsid="004d2ffb"/>
    </style:style>
    <style:style style:name="P24" style:family="paragraph" style:parent-style-name="Text_20_body">
      <style:text-properties officeooo:rsid="004d2ffb" officeooo:paragraph-rsid="005becfb"/>
    </style:style>
    <style:style style:name="P25" style:family="paragraph" style:parent-style-name="Text_20_body">
      <style:text-properties officeooo:rsid="004d2ffb" officeooo:paragraph-rsid="005ce63e"/>
    </style:style>
    <style:style style:name="P26" style:family="paragraph" style:parent-style-name="Text_20_body">
      <style:text-properties officeooo:rsid="004f6906" officeooo:paragraph-rsid="004f6906"/>
    </style:style>
    <style:style style:name="P27" style:family="paragraph" style:parent-style-name="Text_20_body">
      <style:text-properties officeooo:rsid="00512506" officeooo:paragraph-rsid="00512506"/>
    </style:style>
    <style:style style:name="P28" style:family="paragraph" style:parent-style-name="Text_20_body">
      <style:text-properties officeooo:rsid="003d4e69" officeooo:paragraph-rsid="003d4e69"/>
    </style:style>
    <style:style style:name="P29" style:family="paragraph" style:parent-style-name="Text_20_body">
      <style:text-properties officeooo:rsid="00542a2f" officeooo:paragraph-rsid="00542a2f"/>
    </style:style>
    <style:style style:name="P30" style:family="paragraph" style:parent-style-name="Text_20_body">
      <style:text-properties officeooo:rsid="00556d5b" officeooo:paragraph-rsid="00556d5b"/>
    </style:style>
    <style:style style:name="P31" style:family="paragraph" style:parent-style-name="Text_20_body">
      <style:text-properties officeooo:rsid="00556d5b" officeooo:paragraph-rsid="0059cade"/>
    </style:style>
    <style:style style:name="P32" style:family="paragraph" style:parent-style-name="Text_20_body">
      <style:text-properties fo:font-weight="bold" officeooo:rsid="0036b2d2" officeooo:paragraph-rsid="0036b2d2" style:font-weight-asian="bold" style:font-weight-complex="bold"/>
    </style:style>
    <style:style style:name="P33" style:family="paragraph" style:parent-style-name="Text_20_body">
      <style:text-properties fo:font-weight="bold" officeooo:rsid="00573a5c" officeooo:paragraph-rsid="00573a5c" style:font-weight-asian="bold" style:font-weight-complex="bold"/>
    </style:style>
    <style:style style:name="P34" style:family="paragraph" style:parent-style-name="Text_20_body">
      <style:text-properties fo:font-style="normal" officeooo:rsid="0045be85" officeooo:paragraph-rsid="004217db" style:font-style-asian="normal" style:font-style-complex="normal"/>
    </style:style>
    <style:style style:name="P35" style:family="paragraph" style:parent-style-name="Text_20_body">
      <style:text-properties fo:font-style="normal" officeooo:rsid="0046142b" officeooo:paragraph-rsid="0046142b" style:font-style-asian="normal" style:font-style-complex="normal"/>
    </style:style>
    <style:style style:name="P36" style:family="paragraph" style:parent-style-name="Text_20_body">
      <style:text-properties fo:font-style="normal" officeooo:rsid="00472d56" officeooo:paragraph-rsid="0046142b" style:font-style-asian="normal" style:font-style-complex="normal"/>
    </style:style>
    <style:style style:name="P37" style:family="paragraph" style:parent-style-name="Text_20_body">
      <style:text-properties fo:font-style="normal" officeooo:rsid="005afe15" officeooo:paragraph-rsid="005ce63e" style:font-style-asian="normal" style:font-style-complex="normal"/>
    </style:style>
    <style:style style:name="P38" style:family="paragraph" style:parent-style-name="Text_20_body">
      <style:text-properties fo:font-style="normal" officeooo:rsid="005afe15" officeooo:paragraph-rsid="005becfb" style:font-style-asian="normal" style:font-style-complex="normal"/>
    </style:style>
    <style:style style:name="P39" style:family="paragraph" style:parent-style-name="Text_20_body">
      <style:text-properties fo:font-style="normal" officeooo:rsid="005ce63e" officeooo:paragraph-rsid="005ce63e" style:font-style-asian="normal" style:font-style-complex="normal"/>
    </style:style>
    <style:style style:name="P40" style:family="paragraph" style:parent-style-name="Text_20_body">
      <style:text-properties officeooo:paragraph-rsid="005d1e3c"/>
    </style:style>
    <style:style style:name="P41" style:family="paragraph" style:parent-style-name="Text_20_body">
      <style:text-properties officeooo:rsid="005d1e3c" officeooo:paragraph-rsid="005d1e3c"/>
    </style:style>
    <style:style style:name="P42" style:family="paragraph" style:parent-style-name="Text_20_body">
      <style:text-properties officeooo:rsid="002413b2" officeooo:paragraph-rsid="002413b2"/>
    </style:style>
    <style:style style:name="P43" style:family="paragraph" style:parent-style-name="Text_20_body">
      <style:text-properties officeooo:rsid="003a963c" officeooo:paragraph-rsid="00650853"/>
    </style:style>
    <style:style style:name="P44" style:family="paragraph" style:parent-style-name="Text_20_body">
      <style:text-properties officeooo:rsid="005316ad" officeooo:paragraph-rsid="005316ad"/>
    </style:style>
    <style:style style:name="P45" style:family="paragraph" style:parent-style-name="Text_20_body">
      <style:text-properties officeooo:rsid="00650853" officeooo:paragraph-rsid="00650853"/>
    </style:style>
    <style:style style:name="P46" style:family="paragraph" style:parent-style-name="Text_20_body">
      <style:text-properties officeooo:rsid="005255e5" officeooo:paragraph-rsid="00662f4c"/>
    </style:style>
    <style:style style:name="P47" style:family="paragraph" style:parent-style-name="Text_20_body">
      <style:text-properties officeooo:rsid="00485995" officeooo:paragraph-rsid="00662f4c"/>
    </style:style>
    <style:style style:name="P48" style:family="paragraph" style:parent-style-name="Text_20_body">
      <style:text-properties officeooo:rsid="006aef26" officeooo:paragraph-rsid="006aef26"/>
    </style:style>
    <style:style style:name="P49" style:family="paragraph" style:parent-style-name="Text_20_body">
      <style:text-properties officeooo:rsid="006c7be5" officeooo:paragraph-rsid="006c7be5"/>
    </style:style>
    <style:style style:name="P50" style:family="paragraph" style:parent-style-name="Text_20_body">
      <style:text-properties officeooo:rsid="006dcc2b" officeooo:paragraph-rsid="006dcc2b"/>
    </style:style>
    <style:style style:name="P51" style:family="paragraph" style:parent-style-name="Text_20_body">
      <style:text-properties officeooo:rsid="006e9bb6" officeooo:paragraph-rsid="006e9bb6"/>
    </style:style>
    <style:style style:name="P52" style:family="paragraph" style:parent-style-name="Text_20_body">
      <style:text-properties officeooo:rsid="004d2ffb" officeooo:paragraph-rsid="005d1e3c"/>
    </style:style>
    <style:style style:name="P53" style:family="paragraph" style:parent-style-name="Text_20_body">
      <style:text-properties officeooo:rsid="004e4eac" officeooo:paragraph-rsid="004e4eac"/>
    </style:style>
    <style:style style:name="P54" style:family="paragraph" style:parent-style-name="Text_20_body" style:list-style-name="L1">
      <style:text-properties officeooo:rsid="006dcc2b" officeooo:paragraph-rsid="006dcc2b"/>
    </style:style>
    <style:style style:name="P55" style:family="paragraph" style:parent-style-name="Text_20_body" style:list-style-name="L1">
      <style:text-properties officeooo:rsid="006e9bb6" officeooo:paragraph-rsid="006e9bb6"/>
    </style:style>
    <style:style style:name="P56" style:family="paragraph" style:parent-style-name="Text_20_body">
      <style:text-properties officeooo:rsid="00499a7d" officeooo:paragraph-rsid="00499a7d"/>
    </style:style>
    <style:style style:name="P57" style:family="paragraph" style:parent-style-name="Text_20_body">
      <style:text-properties officeooo:rsid="007198b3" officeooo:paragraph-rsid="007198b3"/>
    </style:style>
    <style:style style:name="P58" style:family="paragraph" style:parent-style-name="Text_20_body">
      <style:text-properties officeooo:rsid="0073b439" officeooo:paragraph-rsid="0073b439"/>
    </style:style>
    <style:style style:name="P59" style:family="paragraph" style:parent-style-name="Text_20_body">
      <style:text-properties fo:font-weight="bold" officeooo:rsid="007198b3" officeooo:paragraph-rsid="007198b3" style:font-weight-asian="bold" style:font-weight-complex="bold"/>
    </style:style>
    <style:style style:name="P60" style:family="paragraph" style:parent-style-name="Table_20_Contents">
      <style:text-properties style:font-name="Liberation Serif" fo:font-size="2pt" style:font-size-asian="2pt" style:font-size-complex="2pt"/>
    </style:style>
    <style:style style:name="P61" style:family="paragraph" style:parent-style-name="Table_20_Contents">
      <style:text-properties officeooo:rsid="0073b439" officeooo:paragraph-rsid="0073b439"/>
    </style:style>
    <style:style style:name="P62" style:family="paragraph" style:parent-style-name="Table_20_Contents">
      <style:text-properties officeooo:rsid="0073fe56" officeooo:paragraph-rsid="0073fe56"/>
    </style:style>
    <style:style style:name="P63" style:family="paragraph" style:parent-style-name="Table_20_Contents">
      <style:text-properties officeooo:rsid="007548b1" officeooo:paragraph-rsid="007548b1"/>
    </style:style>
    <style:style style:name="P64" style:family="paragraph" style:parent-style-name="Table_20_Contents">
      <style:text-properties officeooo:rsid="0075dc54" officeooo:paragraph-rsid="0075dc54"/>
    </style:style>
    <style:style style:name="P65" style:family="paragraph" style:parent-style-name="Table_20_Contents">
      <style:text-properties officeooo:rsid="00760318" officeooo:paragraph-rsid="00760318"/>
    </style:style>
    <style:style style:name="P66" style:family="paragraph" style:parent-style-name="Table_20_Contents">
      <style:text-properties officeooo:rsid="00778821" officeooo:paragraph-rsid="00778821"/>
    </style:style>
    <style:style style:name="P67" style:family="paragraph" style:parent-style-name="Table_20_Contents">
      <style:text-properties officeooo:rsid="007858a4" officeooo:paragraph-rsid="007858a4"/>
    </style:style>
    <style:style style:name="P68" style:family="paragraph" style:parent-style-name="Table_20_Contents">
      <style:paragraph-properties fo:text-align="center" style:justify-single-word="false"/>
      <style:text-properties fo:font-weight="bold" officeooo:rsid="0073b439" officeooo:paragraph-rsid="0073b439" style:font-weight-asian="bold" style:font-weight-complex="bold"/>
    </style:style>
    <style:style style:name="P69" style:family="paragraph" style:parent-style-name="Table_20_Contents">
      <style:text-properties fo:font-style="normal" officeooo:rsid="00760318" officeooo:paragraph-rsid="007858a4" style:font-style-asian="normal" style:font-style-complex="normal"/>
    </style:style>
    <style:style style:name="P70" style:family="paragraph" style:parent-style-name="Table_20_Contents">
      <style:paragraph-properties fo:margin-top="0in" fo:margin-bottom="0.1965in" loext:contextual-spacing="false" fo:text-align="center" style:justify-single-word="false"/>
      <style:text-properties fo:color="#000000" style:font-name="Liberation Serif" fo:font-size="11pt" fo:font-weight="bold" officeooo:rsid="00778821" officeooo:paragraph-rsid="00778821"/>
    </style:style>
    <style:style style:name="P71" style:family="paragraph" style:parent-style-name="Table_20_Contents">
      <style:paragraph-properties fo:margin-top="0in" fo:margin-bottom="0.1965in" loext:contextual-spacing="false" fo:text-align="center" style:justify-single-word="false"/>
      <style:text-properties style:font-name="Liberation Serif" fo:font-size="11pt" fo:font-weight="bold" officeooo:rsid="00735fe1" officeooo:paragraph-rsid="00735fe1"/>
    </style:style>
    <style:style style:name="P72" style:family="paragraph" style:parent-style-name="Table_20_Contents">
      <style:paragraph-properties fo:margin-top="0in" fo:margin-bottom="0.1965in" loext:contextual-spacing="false" fo:text-align="center" style:justify-single-word="false"/>
      <style:text-properties style:font-name="Liberation Serif" fo:font-size="11pt"/>
    </style:style>
    <style:style style:name="P73" style:family="paragraph" style:parent-style-name="Table_20_Contents">
      <style:paragraph-properties fo:margin-top="0in" fo:margin-bottom="0.1965in" loext:contextual-spacing="false" fo:text-align="center" style:justify-single-word="false"/>
      <style:text-properties style:font-name="Liberation Serif" fo:font-size="11pt" officeooo:rsid="007548b1" officeooo:paragraph-rsid="007548b1"/>
    </style:style>
    <style:style style:name="T1" style:family="text">
      <style:text-properties fo:font-size="10pt" fo:language="en" fo:country="HK"/>
    </style:style>
    <style:style style:name="T2" style:family="text">
      <style:text-properties fo:font-size="10pt" fo:language="en" fo:country="HK" officeooo:rsid="00223274"/>
    </style:style>
    <style:style style:name="T3" style:family="text">
      <style:text-properties fo:font-size="10pt" fo:language="en" fo:country="HK" officeooo:rsid="00650853"/>
    </style:style>
    <style:style style:name="T4" style:family="text">
      <style:text-properties officeooo:rsid="0036b2d2"/>
    </style:style>
    <style:style style:name="T5" style:family="text">
      <style:text-properties officeooo:rsid="003b730e"/>
    </style:style>
    <style:style style:name="T6" style:family="text">
      <style:text-properties officeooo:rsid="00407bfd"/>
    </style:style>
    <style:style style:name="T7" style:family="text">
      <style:text-properties officeooo:rsid="00420f67"/>
    </style:style>
    <style:style style:name="T8" style:family="text">
      <style:text-properties officeooo:rsid="0043f3d6"/>
    </style:style>
    <style:style style:name="T9" style:family="text">
      <style:text-properties fo:font-style="italic" officeooo:rsid="0043f3d6" style:font-style-asian="italic" style:font-style-complex="italic"/>
    </style:style>
    <style:style style:name="T10" style:family="text">
      <style:text-properties fo:font-style="italic" officeooo:rsid="005afe15" style:font-style-asian="italic" style:font-style-complex="italic"/>
    </style:style>
    <style:style style:name="T11" style:family="text">
      <style:text-properties fo:font-style="italic" officeooo:rsid="004b5caa" style:font-style-asian="italic" style:font-style-complex="italic"/>
    </style:style>
    <style:style style:name="T12" style:family="text">
      <style:text-properties fo:font-style="italic" officeooo:rsid="00778821" style:font-style-asian="italic" style:font-style-complex="italic"/>
    </style:style>
    <style:style style:name="T13" style:family="text">
      <style:text-properties fo:font-style="italic" officeooo:rsid="007858a4" style:font-style-asian="italic" style:font-style-complex="italic"/>
    </style:style>
    <style:style style:name="T14" style:family="text">
      <style:text-properties fo:font-style="normal" style:font-style-asian="normal" style:font-style-complex="normal"/>
    </style:style>
    <style:style style:name="T15" style:family="text">
      <style:text-properties fo:font-style="normal" officeooo:rsid="0045be85" style:font-style-asian="normal" style:font-style-complex="normal"/>
    </style:style>
    <style:style style:name="T16" style:family="text">
      <style:text-properties fo:font-style="normal" officeooo:rsid="0046142b" style:font-style-asian="normal" style:font-style-complex="normal"/>
    </style:style>
    <style:style style:name="T17" style:family="text">
      <style:text-properties fo:font-style="normal" officeooo:rsid="00472d56" style:font-style-asian="normal" style:font-style-complex="normal"/>
    </style:style>
    <style:style style:name="T18" style:family="text">
      <style:text-properties fo:font-style="normal" officeooo:rsid="00485995" style:font-style-asian="normal" style:font-style-complex="normal"/>
    </style:style>
    <style:style style:name="T19" style:family="text">
      <style:text-properties fo:font-style="normal" officeooo:rsid="00486894" style:font-style-asian="normal" style:font-style-complex="normal"/>
    </style:style>
    <style:style style:name="T20" style:family="text">
      <style:text-properties fo:font-style="normal" officeooo:rsid="005afe15" style:font-style-asian="normal" style:font-style-complex="normal"/>
    </style:style>
    <style:style style:name="T21" style:family="text">
      <style:text-properties fo:font-style="normal" officeooo:rsid="005becfb" style:font-style-asian="normal" style:font-style-complex="normal"/>
    </style:style>
    <style:style style:name="T22" style:family="text">
      <style:text-properties fo:font-style="normal" officeooo:rsid="005ce63e" style:font-style-asian="normal" style:font-style-complex="normal"/>
    </style:style>
    <style:style style:name="T23" style:family="text">
      <style:text-properties fo:font-style="normal" officeooo:rsid="005d1e3c" style:font-style-asian="normal" style:font-style-complex="normal"/>
    </style:style>
    <style:style style:name="T24" style:family="text">
      <style:text-properties fo:font-style="normal" officeooo:rsid="00778821" style:font-style-asian="normal" style:font-style-complex="normal"/>
    </style:style>
    <style:style style:name="T25" style:family="text">
      <style:text-properties fo:font-style="normal" officeooo:rsid="007858a4" style:font-style-asian="normal" style:font-style-complex="normal"/>
    </style:style>
    <style:style style:name="T26" style:family="text">
      <style:text-properties officeooo:rsid="00499a7d"/>
    </style:style>
    <style:style style:name="T27" style:family="text">
      <style:text-properties officeooo:rsid="0049b37e"/>
    </style:style>
    <style:style style:name="T28" style:family="text">
      <style:text-properties officeooo:rsid="004b5caa"/>
    </style:style>
    <style:style style:name="T29" style:family="text">
      <style:text-properties officeooo:rsid="004d2ffb"/>
    </style:style>
    <style:style style:name="T30" style:family="text">
      <style:text-properties officeooo:rsid="004e4eac"/>
    </style:style>
    <style:style style:name="T31" style:family="text">
      <style:text-properties officeooo:rsid="004f6906"/>
    </style:style>
    <style:style style:name="T32" style:family="text">
      <style:text-properties officeooo:rsid="005255e5"/>
    </style:style>
    <style:style style:name="T33" style:family="text">
      <style:text-properties officeooo:rsid="005316ad"/>
    </style:style>
    <style:style style:name="T34" style:family="text">
      <style:text-properties officeooo:rsid="00556d5b"/>
    </style:style>
    <style:style style:name="T35" style:family="text">
      <style:text-properties officeooo:rsid="005896dc"/>
    </style:style>
    <style:style style:name="T36" style:family="text">
      <style:text-properties officeooo:rsid="0059cade"/>
    </style:style>
    <style:style style:name="T37" style:family="text">
      <style:text-properties officeooo:rsid="005afe15"/>
    </style:style>
    <style:style style:name="T38" style:family="text">
      <style:text-properties officeooo:rsid="005d1e3c"/>
    </style:style>
    <style:style style:name="T39" style:family="text">
      <style:text-properties fo:color="#000000" style:font-name="Menlo" fo:font-size="9pt" fo:font-style="normal" officeooo:rsid="005d1e3c" style:font-style-asian="normal" style:font-style-complex="normal"/>
    </style:style>
    <style:style style:name="T40" style:family="text">
      <style:text-properties officeooo:rsid="005ef9bc"/>
    </style:style>
    <style:style style:name="T41" style:family="text">
      <style:text-properties officeooo:rsid="006436f5"/>
    </style:style>
    <style:style style:name="T42" style:family="text">
      <style:text-properties officeooo:rsid="00650853"/>
    </style:style>
    <style:style style:name="T43" style:family="text">
      <style:text-properties officeooo:rsid="00662f4c"/>
    </style:style>
    <style:style style:name="T44" style:family="text">
      <style:text-properties officeooo:rsid="006dcc2b"/>
    </style:style>
    <style:style style:name="T45" style:family="text">
      <style:text-properties officeooo:rsid="00743184"/>
    </style:style>
    <style:style style:name="T46" style:family="text">
      <style:text-properties officeooo:rsid="00778821"/>
    </style:style>
    <style:style style:name="T47" style:family="text">
      <style:text-properties officeooo:rsid="007858a4"/>
    </style:style>
    <style:style style:name="T48" style:family="text">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VIZOP SPECIFICATION</text:p>
      <text:p text:style-name="P1">PROJECT FILE (XML) SPECIFICATION</text:p>
      <text:p text:style-name="P1"/>
      <text:p text:style-name="P1"><text:span text:style-name="T37">30 Jan </text:span>201<text:span text:style-name="T4">9</text:span></text:p>
      <text:p text:style-name="P1">Version: 1.0</text:p>
      <text:p text:style-name="P1">Peter Clarke</text:p>
      <text:p text:style-name="P1"/>
      <text:p text:style-name="P5">INTRODUCTION</text:p>
      <text:p text:style-name="P5">This document describes the details of the format used for saving project data in a file.</text:p>
      <text:p text:style-name="P3"><text:span text:style-name="T4">The p</text:span>roject file uses XML. The XML structure is shown in the table below. </text:p>
      <text:p text:style-name="P4">Tags will nearly always contain the object's ID number as their contained text. The reason for doing this (instead of including ID as an attribute of the tag) is: (1) the tag needs to contain some text, otherwise the parser sometimes gets confused, and every object will have an ID; (2) ID is probably the only piece of data that every object will have, so it's <text:s/>consistent to use ID as the content.</text:p>
      <text:p text:style-name="Text_20_body"> <text:span text:style-name="T1">Element IDs are unique for all </text:span><text:span text:style-name="T3">objects</text:span><text:span text:style-name="T1"> (</text:span><text:span text:style-name="T2">including</text:span><text:span text:style-name="T1"> </text:span><text:span text:style-name="T3">PHA elements, </text:span><text:span text:style-name="T1">comments, </text:span><text:span text:style-name="T3">actions etc.</text:span><text:span text:style-name="T1">) across </text:span><text:span text:style-name="T3">the </text:span><text:span text:style-name="T1">entire project.</text:span></text:p>
      <text:p text:style-name="P2">Leading and trailing whitespace (spaces, tabs and newlines) in text values are removed on reading and writing the XML file.</text:p>
      <text:p text:style-name="P2">Boolean tag values are written as True or False. When reading the file, any of the following is considered as True: True, Yes, Y, 1 (not case-sensitive). Any other value is considered as False. If the Boolean value is to be defined as “unset”, the tag should be omitted.</text:p>
      <text:p text:style-name="P42"/>
      <text:p text:style-name="P32">OVERALL <text:span text:style-name="T42">XML </text:span>FILE STRUCTURE</text:p>
      <text:p text:style-name="P6">&lt;VizopProject VizopVersion=[VersionNumber]<text:span text:style-name="T40">&gt; (VersionNumber = value of attribute VERSION in module info)</text:span></text:p>
      <text:p text:style-name="P7">Project information tags (e.g. project name, description, team members, edit number) – <text:span text:style-name="T42">see list below</text:span></text:p>
      <text:p text:style-name="P7">Structured object tags (<text:span text:style-name="T5">process units, risk receptors, numbering systems, </text:span>risk matrix, <text:span text:style-name="T31">constants</text:span>)</text:p>
      <text:p text:style-name="P7">PHA object tags (e.g. FT, alarm rationalization); <text:span text:style-name="T34">see details in the respective spec file for each PHA object (e.g. Fault Tree: spec file 394). There will be one PHA object tag for each item in the project instance's PHAObjs attribute (list). The XML tag is different for each type of PHA object; for example, a fault tree object starts with tag &lt;FaultTree&gt;, whereas a HAZOP object starts with &lt;HAZOP&gt;. The order of PHA objects in PHAObjs should be retained (i.e. same order in the XML file).</text:span></text:p>
      <text:p text:style-name="P7"><text:soft-page-break/>Comment tags</text:p>
      <text:p text:style-name="P7">Action item tags</text:p>
      <text:p text:style-name="P30">Update tags – these are added during Save On Fly. During project file opening, they will be present only if this is a recovery project file, i.e. Vizop did not terminate properly. They are defined in the Save On Fly specification.</text:p>
      <text:p text:style-name="P14">&lt;/VizopProject&gt;</text:p>
      <text:p text:style-name="P8"/>
      <text:p text:style-name="P33">DETAILED STRUCTURE OF EACH KIND OF TAG</text:p>
      <text:p text:style-name="P7">PROJECT INFORMATION TAGS</text:p>
      <text:p text:style-name="P9">&lt;ShortTitle [text] /&gt; <text:span text:style-name="T42">from projects.ProjectItem.ShortTitle</text:span></text:p>
      <text:p text:style-name="P10">&lt;ProjNumber [text] /&gt; <text:span text:style-name="T42">from projects.ProjectItem.ProjNo</text:span></text:p>
      <text:p text:style-name="P10">&lt;Description [text] /&gt; <text:span text:style-name="T42">from projects.ProjectItem.Description</text:span></text:p>
      <text:p text:style-name="P43">&lt;EditNumber [int as text] /&gt; <text:span text:style-name="T42">from projects.ProjectItem.EditNumber</text:span></text:p>
      <text:p text:style-name="P12">&lt;TeamMembers&gt; sequence of TeamMember tags &lt;/TeamMembers&gt; <text:s/><text:span text:style-name="T42">from projects.ProjectItem.TeamMembers</text:span></text:p>
      <text:p text:style-name="P11"/>
      <text:p text:style-name="P11">TEAMMEMBER TAGS</text:p>
      <text:p text:style-name="P44">One tag per team member defined in the project.<text:span text:style-name="T26"> There shall be ≥0 &lt;</text:span>TeamMember<text:span text:style-name="T26">&gt; tags in the file.</text:span></text:p>
      <text:p text:style-name="P45">Attribute values can be fetched from attributes of the projects.TeamMemberItem objects in projects.ProjectItem.TeamMembers. Names of attributes are: Name, Role, Affiliation. String values may contain whitespace in the middle, but not at the beginning or end.</text:p>
      <text:p text:style-name="P11">&lt;TeamMember&gt; &lt;ID [ID int as str] /&gt; &lt;Name [Name as str] /&gt; &lt;Role [Role as str] /&gt; &lt;Affiliation [Affiliation as str] /&gt; &lt;/TeamMember&gt;</text:p>
      <text:p text:style-name="P11"/>
      <text:p text:style-name="P15">PROCESS UNIT TAGS</text:p>
      <text:p text:style-name="P46"><text:soft-page-break/>One tag per section of process equipment in the project.<text:span text:style-name="T26"> </text:span>There shall be ≥0 &lt;ProcessUnit&gt; tags in the file. <text:span text:style-name="T43">Fetch data from items in <text:s/>projects.ProjectItem.ProcessUnits.</text:span></text:p>
      <text:p text:style-name="P15">&lt;ProcessUnit<text:span text:style-name="T6">&gt;</text:span> <text:span text:style-name="T6">&lt;ID [ID int as str] /&gt; &lt;UnitNumber [UnitNumber as str] /&gt; &lt;ShortName [ShortName as str] /&gt; &lt;LongName [LongName as str] /</text:span>&gt;</text:p>
      <text:p text:style-name="P13">&lt;/ProcessUnit&gt;</text:p>
      <text:p text:style-name="P28"/>
      <text:p text:style-name="P28">RISK RECEPTOR TAGS</text:p>
      <text:p text:style-name="P46">One tag per risk receptor (safety, environment etc.) used in the project. There shall be ≥0 &lt;RiskReceptor&gt; tags in the file. <text:s/><text:span text:style-name="T43">Fetch data from items in <text:s/>projects.ProjectItem.RiskReceptors.</text:span></text:p>
      <text:p text:style-name="P16">&lt;RiskReceptor<text:span text:style-name="T7">&gt;</text:span> <text:span text:style-name="T7">&lt;</text:span>ID [ID <text:span text:style-name="T7">int as str</text:span>] /<text:span text:style-name="T7">&gt; &lt;Name [</text:span>HumanName a<text:span text:style-name="T7">s str</text:span>] /&gt; <text:span text:style-name="T7">&lt;/RiskReceptor&gt;</text:span></text:p>
      <text:p text:style-name="P17"/>
      <text:p text:style-name="P17">NUMBERING SYSTEM TAGS</text:p>
      <text:p text:style-name="P47">One instance of each unique numbering system is defined. As many PHA objects will have the same numbering system, we don't want to repeat the numbering system unnecessarily. <text:span text:style-name="T26">There shall be ≥0 &lt;NumberingSystem&gt; tags in the file. <text:s/>The XML file writing procedure needs to generate a list of numbering system objects to save; see details of the algorithm at the end of this spec. Items are instances of core_classes.NumberSystemItem.</text:span></text:p>
      <text:p text:style-name="P17">&lt;NumberingSystem&gt; &lt;ID [<text:span text:style-name="T43">ID as </text:span>str] /&gt;</text:p>
      <text:p text:style-name="P17"><text:tab/>then ≥1 of: &lt;Chunk&gt; <text:span text:style-name="T8">&lt;Type ['str', 'Parent' or 'Serial'] /</text:span><text:span text:style-name="T9">&gt; [other fields according to Type] &lt;</text:span><text:span text:style-name="T15">/Chunk&gt;</text:span></text:p>
      <text:p text:style-name="P34"><text:tab/>Other fields:</text:p>
      <text:p text:style-name="P34"><text:tab/><text:tab/>Type str: &lt;Value&gt; [text content of string field] &lt;/Value&gt;</text:p>
      <text:p text:style-name="P34"><text:tab/><text:tab/>Type Parent: &lt;ID [ID of parent object from which numbering is obtained] /&gt;</text:p>
      <text:p text:style-name="P18"><text:span text:style-name="T15"><text:tab/><text:tab/>Type Serial:<text:tab/>&lt;</text:span><text:span text:style-name="T16">Fieldwidth [field width, int as str] /&gt;</text:span></text:p>
      <text:p text:style-name="P35"><text:tab/><text:tab/><text:tab/><text:tab/>&lt;PadChar [pad character, single character as str; needs to be escaped if not a printable character, e.g. %20 for space] /&gt;</text:p>
      <text:p text:style-name="P18"><text:span text:style-name="T16"><text:tab/><text:tab/><text:tab/><text:tab/>&lt;</text:span><text:span text:style-name="T17">StartAt [initial value in sequence, int as str] /&gt; </text:span><text:span text:style-name="T19">[can be omitted if 1]</text:span></text:p>
      <text:p text:style-name="P36"><text:soft-page-break/><text:tab/><text:tab/><text:tab/><text:tab/>&lt;SkipTo [value to skip to, int as str] /&gt; [omitted if None]</text:p>
      <text:p text:style-name="P18"><text:span text:style-name="T17"><text:tab/><text:tab/><text:tab/><text:tab/>&lt;GapBefore [how many numbers to leave before this item, int as str] /&gt; </text:span><text:span text:style-name="T18">[</text:span><text:span text:style-name="T19">can be </text:span><text:span text:style-name="T18">omitted if 0]</text:span></text:p>
      <text:p text:style-name="P18"><text:span text:style-name="T17"><text:tab/><text:tab/><text:tab/><text:tab/>&lt;Include [IncludeInNumbering attrib, bool as str] /&gt; </text:span><text:span text:style-name="T19">[can be omitted if True]</text:span></text:p>
      <text:p text:style-name="P36"><text:tab/><text:tab/><text:tab/><text:tab/>&lt;NoValue&gt; [NoValue str] &lt;/NoValue&gt; [always included, even if IncludeInNumbering is True, as we should keep any value set by the user]</text:p>
      <text:p text:style-name="P19"/>
      <text:p text:style-name="P19"><text:span text:style-name="T48">RISK MATRIX TAGS</text:span> – storing the contents of a LookupTableItem. <text:span text:style-name="T32">There shall be ≥0 &lt;RiskMatrix&gt; tags in the file.</text:span></text:p>
      <text:p text:style-name="P19">&lt;RiskMatrix&gt;</text:p>
      <text:p text:style-name="P20">Define ≥1 categories, e.g. “severity high”, <text:span text:style-name="T26">which </text:span>are <text:span text:style-name="T26">instance</text:span>s<text:span text:style-name="T26"> of CategoryNameItem</text:span>:</text:p>
      <text:p text:style-name="P20">&lt;Category&gt; &lt;ID [category ID as str] /&gt; &lt;Name&gt; <text:span text:style-name="T26"><text:s/>[HumanName of category, e.g. 'Severity high'] &lt;/Name&gt; </text:span>&lt;Description&gt; [description str] &lt;/Description&gt;</text:p>
      <text:p text:style-name="P20"><text:tab/>&lt;/Category&gt;</text:p>
      <text:p text:style-name="P19">&lt;SeverityDimension [SeverityDimensionIndex int as str] /&gt;</text:p>
      <text:p text:style-name="P19">Define ≥1 dimensions:</text:p>
      <text:p text:style-name="P19">&lt;Dimension&gt; &lt;Name&gt; [HumanName of dimension, e.g. 'Severity'] &lt;/Name&gt;</text:p>
      <text:p text:style-name="P19"><text:tab/>Define ≥1 keys in the dimension: &lt;Key&gt; &lt;ID [ID of <text:span text:style-name="T27">category </text:span>key <text:span text:style-name="T27">as defined just above</text:span>] /<text:span text:style-name="T27">&gt; &lt;/Key&gt;</text:span></text:p>
      <text:p text:style-name="P27">&lt;/Dimension&gt;</text:p>
      <text:p text:style-name="P21">Define entries (values) per dimension, per key, in this order:</text:p>
      <text:p text:style-name="P21"><text:tab/>Dimension 0 key 0, dimension 1 key 0…</text:p>
      <text:p text:style-name="P21"><text:tab/>Dimension 0 key 0, dimension 1 key 1… etc until all dimension 1 keys used up</text:p>
      <text:p text:style-name="P21">Dimension 0 key 1, dimension 1 key 0… etc</text:p>
      <text:p text:style-name="P21"><text:soft-page-break/>&lt;Entry&gt; <text:span text:style-name="T29">[value, see below for XML structure of values] &lt;/Entry&gt;</text:span></text:p>
      <text:p text:style-name="P19">&lt;/RiskMatrix&gt;</text:p>
      <text:p text:style-name="P59">Risk Matrix example</text:p>
      <text:p text:style-name="P57">Suppose the risk matrix looks like this, <text:span text:style-name="T46">with values shown in “per year” units</text:span>:</text:p>
      <text:p text:style-name="P57"/>
      <table:table table:name="Table1" table:style-name="Table1">
        <table:table-column table:style-name="Table1.A"/>
        <table:table-column table:style-name="Table1.B"/>
        <table:table-column table:style-name="Table1.C"/>
        <table:table-column table:style-name="Table1.D"/>
        <table:table-row>
          <table:table-cell table:style-name="Table1.A1" table:number-rows-spanned="2" office:value-type="string">
            <text:p text:style-name="P71">Severity category</text:p>
          </table:table-cell>
          <table:table-cell table:style-name="Table1.B1" table:number-columns-spanned="3" office:value-type="string">
            <text:p text:style-name="P70">Urgency</text:p>
          </table:table-cell>
          <table:covered-table-cell/>
          <table:covered-table-cell/>
        </table:table-row>
        <table:table-row>
          <table:covered-table-cell/>
          <table:table-cell table:style-name="Table1.B2" office:value-type="string">
            <text:p text:style-name="P70">Urgent</text:p>
          </table:table-cell>
          <table:table-cell table:style-name="Table1.B2" office:value-type="string">
            <text:p text:style-name="P70">Soon</text:p>
          </table:table-cell>
          <table:table-cell table:style-name="Table1.B2" office:value-type="string">
            <text:p text:style-name="P70">Later</text:p>
          </table:table-cell>
        </table:table-row>
        <table:table-row>
          <table:table-cell table:style-name="Table1.A3" office:value-type="string">
            <text:p text:style-name="P72">Negligible</text:p>
          </table:table-cell>
          <table:table-cell table:style-name="Table1.B3" office:value-type="string">
            <text:p text:style-name="P73">0.1</text:p>
          </table:table-cell>
          <table:table-cell table:style-name="Table1.B3" office:value-type="string">
            <text:p text:style-name="P73">0.5</text:p>
          </table:table-cell>
          <table:table-cell table:style-name="Table1.B3" office:value-type="string">
            <text:p text:style-name="P73">1</text:p>
          </table:table-cell>
        </table:table-row>
        <table:table-row>
          <table:table-cell table:style-name="Table1.A3" office:value-type="string">
            <text:p text:style-name="P72">Mild</text:p>
          </table:table-cell>
          <table:table-cell table:style-name="Table1.B3" office:value-type="string">
            <text:p text:style-name="P73">0.01</text:p>
          </table:table-cell>
          <table:table-cell table:style-name="Table1.B3" office:value-type="string">
            <text:p text:style-name="P73">0.05</text:p>
          </table:table-cell>
          <table:table-cell table:style-name="Table1.B3" office:value-type="string">
            <text:p text:style-name="P73">0.1</text:p>
          </table:table-cell>
        </table:table-row>
        <table:table-row>
          <table:table-cell table:style-name="Table1.A3" office:value-type="string">
            <text:p text:style-name="P72">Moderate</text:p>
          </table:table-cell>
          <table:table-cell table:style-name="Table1.B3" office:value-type="string">
            <text:p text:style-name="P73">0.001</text:p>
          </table:table-cell>
          <table:table-cell table:style-name="Table1.B3" office:value-type="string">
            <text:p text:style-name="P73">0.005</text:p>
          </table:table-cell>
          <table:table-cell table:style-name="Table1.B3" office:value-type="string">
            <text:p text:style-name="P73">0.01</text:p>
          </table:table-cell>
        </table:table-row>
        <table:table-row>
          <table:table-cell table:style-name="Table1.A3" office:value-type="string">
            <text:p text:style-name="P72">Severe</text:p>
          </table:table-cell>
          <table:table-cell table:style-name="Table1.B3" office:value-type="string">
            <text:p text:style-name="P73">0.0001</text:p>
          </table:table-cell>
          <table:table-cell table:style-name="Table1.B3" office:value-type="string">
            <text:p text:style-name="P73">0.0005</text:p>
          </table:table-cell>
          <table:table-cell table:style-name="Table1.B3" office:value-type="string">
            <text:p text:style-name="P73">0.001</text:p>
          </table:table-cell>
        </table:table-row>
      </table:table>
      <text:p text:style-name="Text_20_body"/>
      <text:p text:style-name="P58">This is a 2-dimensional matrix. The Y axis (Severity categories) is dimension 0, and the X axis (<text:span text:style-name="T46">urgency</text:span>) is dimension 1.</text:p>
      <text:p text:style-name="P58">The XML looks like this:</text:p>
      <table:table table:name="Table2" table:style-name="Table2">
        <table:table-column table:style-name="Table2.A" table:number-columns-repeated="2"/>
        <table:table-row>
          <table:table-cell table:style-name="Table2.A1" office:value-type="string">
            <text:p text:style-name="P68">XML code</text:p>
          </table:table-cell>
          <table:table-cell table:style-name="Table2.B1" office:value-type="string">
            <text:p text:style-name="P68">Comments</text:p>
          </table:table-cell>
        </table:table-row>
        <table:table-row>
          <table:table-cell table:style-name="Table2.A2" office:value-type="string">
            <text:p text:style-name="P61">&lt;RiskMatrix&gt;</text:p>
          </table:table-cell>
          <table:table-cell table:style-name="Table2.B2" office:value-type="string">
            <text:p text:style-name="P61">Opening tag</text:p>
          </table:table-cell>
        </table:table-row>
        <table:table-row>
          <table:table-cell table:style-name="Table2.A2" office:value-type="string">
            <text:p text:style-name="P62">&lt;Category&gt; &lt;ID&gt;101&lt;/ID&gt; &lt;Name&gt;Negligible&lt;/Name&gt; &lt;Description&gt;No significant impact&lt;/Description&gt; &lt;/Category&gt;</text:p>
          </table:table-cell>
          <table:table-cell table:style-name="Table2.B2" office:value-type="string">
            <text:p text:style-name="P62">Define each of the severity categories (in the left column)</text:p>
          </table:table-cell>
        </table:table-row>
        <table:table-row>
          <table:table-cell table:style-name="Table2.A2" office:value-type="string">
            <text:p text:style-name="P62">&lt;Category&gt; &lt;ID&gt;102&lt;/ID&gt; &lt;Name&gt;Mild&lt;/Name&gt; &lt;Description&gt;Slight upset, damage or loss&lt;/Description&gt; &lt;/Category&gt;</text:p>
          </table:table-cell>
          <table:table-cell table:style-name="Table2.B2" office:value-type="string">
            <text:p text:style-name="P62"/>
          </table:table-cell>
        </table:table-row>
        <text:soft-page-break/>
        <table:table-row>
          <table:table-cell table:style-name="Table2.A2" office:value-type="string">
            <text:p text:style-name="P62">&lt;Category&gt; &lt;ID&gt;103&lt;/ID&gt; &lt;Name&gt;Moderate&lt;/Name&gt; &lt;Description&gt;Significant damage or loss&lt;/Description&gt; &lt;/Category&gt;</text:p>
          </table:table-cell>
          <table:table-cell table:style-name="Table2.B2" office:value-type="string">
            <text:p text:style-name="P62"/>
          </table:table-cell>
        </table:table-row>
        <table:table-row>
          <table:table-cell table:style-name="Table2.A2" office:value-type="string">
            <text:p text:style-name="P62">&lt;Category&gt; &lt;ID&gt;104&lt;/ID&gt; &lt;Name&gt;Severe&lt;/Name&gt; &lt;Description&gt;Major damage or loss&lt;/Description&gt; &lt;/Category&gt;</text:p>
          </table:table-cell>
          <table:table-cell table:style-name="Table2.B2" office:value-type="string">
            <text:p text:style-name="P62"/>
          </table:table-cell>
        </table:table-row>
        <table:table-row>
          <table:table-cell table:style-name="Table2.A2" office:value-type="string">
            <text:p text:style-name="P62">&lt;Category&gt; &lt;ID&gt;10<text:span text:style-name="T45">5</text:span>&lt;/ID&gt; &lt;Name&gt;<text:span text:style-name="T46">Urgent</text:span>&lt;/Name&gt; &lt;Description&gt;<text:span text:style-name="T46">Immediate response required</text:span>&lt;/Description&gt; &lt;/Category&gt;</text:p>
          </table:table-cell>
          <table:table-cell table:style-name="Table2.B2" office:value-type="string">
            <text:p text:style-name="P63">Define each of the risk receptor categories (in the top row)</text:p>
          </table:table-cell>
        </table:table-row>
        <table:table-row>
          <table:table-cell table:style-name="Table2.A2" office:value-type="string">
            <text:p text:style-name="P62">&lt;Category&gt; &lt;ID&gt;10<text:span text:style-name="T45">6</text:span>&lt;/ID&gt; &lt;Name&gt;<text:span text:style-name="T46">Soon</text:span>&lt;/Name&gt; &lt;Description&gt;<text:span text:style-name="T46">Response required within 15 minutes</text:span>&lt;/Description&gt; &lt;/Category&gt;</text:p>
          </table:table-cell>
          <table:table-cell table:style-name="Table2.B2" office:value-type="string">
            <text:p text:style-name="P62"/>
          </table:table-cell>
        </table:table-row>
        <table:table-row>
          <table:table-cell table:style-name="Table2.A2" office:value-type="string">
            <text:p text:style-name="P62">&lt;Category&gt; &lt;ID&gt;10<text:span text:style-name="T45">7</text:span>&lt;/ID&gt; &lt;Name&gt;<text:span text:style-name="T46">Later</text:span>&lt;/Name&gt; &lt;Description&gt;<text:span text:style-name="T46">Response required within 3 hours</text:span>&lt;/Description&gt; &lt;/Category&gt;</text:p>
          </table:table-cell>
          <table:table-cell table:style-name="Table2.B2" office:value-type="string">
            <text:p text:style-name="P62"/>
          </table:table-cell>
        </table:table-row>
        <table:table-row>
          <table:table-cell table:style-name="Table2.A2" office:value-type="string">
            <text:p text:style-name="P64">&lt;<text:span text:style-name="T26">SeverityDimension </text:span>0 /&gt;</text:p>
          </table:table-cell>
          <table:table-cell table:style-name="Table2.B2" office:value-type="string">
            <text:p text:style-name="P64">Define that the severity dimension is dimension 0</text:p>
          </table:table-cell>
        </table:table-row>
        <table:table-row>
          <table:table-cell table:style-name="Table2.A2" office:value-type="string">
            <text:p text:style-name="P64">&lt;Dimension&gt; &lt;Name&gt;Severity&lt;/Name&gt;</text:p>
          </table:table-cell>
          <table:table-cell table:style-name="Table2.B2" office:value-type="string">
            <text:p text:style-name="P64">Define dimension 0, the severity dimension</text:p>
          </table:table-cell>
        </table:table-row>
        <table:table-row>
          <table:table-cell table:style-name="Table2.A2" office:value-type="string">
            <text:p text:style-name="P64"><text:tab/>&lt;Key&gt; &lt;ID&gt;101&lt;/ID&gt;&lt;/Key&gt;</text:p>
            <text:p text:style-name="P64"><text:tab/>&lt;Key&gt; &lt;ID&gt;102&lt;/ID&gt;&lt;/Key&gt;</text:p>
            <text:p text:style-name="P64"><text:tab/>&lt;Key&gt; &lt;ID&gt;103&lt;/ID&gt;&lt;/Key&gt;</text:p>
            <text:p text:style-name="P64"><text:tab/>&lt;Key&gt; &lt;ID&gt;104&lt;/ID&gt;&lt;/Key&gt; &lt;/Dimension&gt;</text:p>
          </table:table-cell>
          <table:table-cell table:style-name="Table2.B2" office:value-type="string">
            <text:p text:style-name="P64">List the 4 keys (severity categories) in the severity dimension, by referring to IDs of &lt;Category&gt; as defined above</text:p>
          </table:table-cell>
        </table:table-row>
        <table:table-row>
          <table:table-cell table:style-name="Table2.A2" office:value-type="string">
            <text:p text:style-name="P64">&lt;Dimension&gt; &lt;Name&gt;<text:span text:style-name="T46">Urgency</text:span>&lt;/Name&gt;</text:p>
          </table:table-cell>
          <table:table-cell table:style-name="Table2.B2" office:value-type="string">
            <text:p text:style-name="P64">Define dimension 1, the <text:span text:style-name="T46">urgency</text:span> dimension</text:p>
          </table:table-cell>
        </table:table-row>
        <table:table-row>
          <table:table-cell table:style-name="Table2.A2" office:value-type="string">
            <text:p text:style-name="P64"><text:tab/>&lt;Key&gt; &lt;ID&gt;105&lt;/ID&gt;&lt;/Key&gt;</text:p>
            <text:p text:style-name="P64"><text:tab/>&lt;Key&gt; &lt;ID&gt;106&lt;/ID&gt;&lt;/Key&gt;</text:p>
            <text:p text:style-name="P64"><text:tab/>&lt;Key&gt; &lt;ID&gt;107&lt;/ID&gt;&lt;/Key&gt; &lt;/Dimension&gt;</text:p>
          </table:table-cell>
          <table:table-cell table:style-name="Table2.B2" office:value-type="string">
            <text:p text:style-name="P64">List the 3 keys (<text:span text:style-name="T46">urgencies</text:span>) in the <text:span text:style-name="T46">urgency</text:span> dimension, by referring to IDs of &lt;Category&gt; as defined above</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5">Give the value in the matrix for item (0, 0), i.e. (Negligible, <text:span text:style-name="T46">Urgent</text:span>). <text:span text:style-name="T46">Each &lt;Entry&gt; contains the definition of a value, as defined below. The unit is “per year”; referring to module core_classes, this unit has an XMLName of '/yr'. The \ escapes the / at the start of '/yr'.</text:span></text:p>
            <text:p text:style-name="P67">This example assumes the value has only one risk receptor, defined earlier with ID=80. If it has more than one risk receptor, there will be more than one &lt;RiskReceptor&gt; tag.</text:p>
          </table:table-cell>
        </table:table-row>
        <table:table-row>
          <table:table-cell table:style-name="Table2.A2" office:value-type="string">
            <text:p text:style-name="P69">&lt;Entry&gt;</text:p>
            <text:p text:style-name="P69"><text:soft-page-break/><text:span text:style-name="T46"><text:tab/>&lt;Kind User /&gt;</text:span></text:p>
            <text:p text:style-name="P69"><text:span text:style-name="T46"><text:tab/>&lt;RiskReceptor&gt; &lt;ID 80 &gt; &lt;Value&gt;0.5&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Now give the value in the matrix for (0, 1), i.e. (Negligible, Soon).</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0,2)</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1,0)</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5&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1,1)</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1,2)</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2,0)</text:p>
          </table:table-cell>
        </table:table-row>
        <table:table-row>
          <table:table-cell table:style-name="Table2.A2" office:value-type="string">
            <text:p text:style-name="P69">&lt;Entry&gt;</text:p>
            <text:p text:style-name="P69"><text:span text:style-name="T46"><text:tab/>&lt;Kind User /&gt;</text:span></text:p>
            <text:p text:style-name="P69"><text:soft-page-break/><text:span text:style-name="T46"><text:tab/>&lt;RiskReceptor&gt; &lt;ID 80 &gt; &lt;Value&gt;0.005&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2,1)</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2,2)</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0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3,0)</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005&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3,1)</text:p>
          </table:table-cell>
        </table:table-row>
        <table:table-row>
          <table:table-cell table:style-name="Table2.A2" office:value-type="string">
            <text:p text:style-name="P69">&lt;Entry&gt;</text:p>
            <text:p text:style-name="P69"><text:span text:style-name="T46"><text:tab/>&lt;Kind User /&gt;</text:span></text:p>
            <text:p text:style-name="P69"><text:span text:style-name="T46"><text:tab/>&lt;RiskReceptor&gt; &lt;ID 80 &gt; &lt;Value&gt;0.001&lt;/Value&gt; &lt;/RiskReceptor&gt;</text:span></text:p>
            <text:p text:style-name="P69"><text:span text:style-name="T46"><text:tab/>&lt;Unit&gt;\/yr &lt;/Unit&gt;</text:span></text:p>
            <text:p text:style-name="P69"><text:span text:style-name="T46">&lt;/Entry&gt;</text:span></text:p>
          </table:table-cell>
          <table:table-cell table:style-name="Table2.B2" office:value-type="string">
            <text:p text:style-name="P66">Value for (3,2)</text:p>
          </table:table-cell>
        </table:table-row>
        <table:table-row>
          <table:table-cell table:style-name="Table2.A2" office:value-type="string">
            <text:p text:style-name="P67"><text:span text:style-name="T24">&lt;/</text:span><text:span text:style-name="T14">RiskMatrix&gt;</text:span></text:p>
          </table:table-cell>
          <table:table-cell table:style-name="Table2.B2" office:value-type="string">
            <text:p text:style-name="P67">Ending tag</text:p>
          </table:table-cell>
        </table:table-row>
      </table:table>
      <text:p text:style-name="P58"/>
      <text:p text:style-name="P26"/>
      <text:p text:style-name="P26">CONSTANT <text:span text:style-name="T35">TAGS</text:span></text:p>
      <text:p text:style-name="P29"><text:soft-page-break/>One tag per constant defined in the project.<text:span text:style-name="T26"> There shall be ≥0 &lt;</text:span>Constant<text:span text:style-name="T26">&gt; tags in the file.</text:span></text:p>
      <text:p text:style-name="P29">&lt;Constant&gt; <text:span text:style-name="T7">&lt;ID [ID int as str] /&gt; &lt;Name [HumanName as str] /&gt; </text:span></text:p>
      <text:p text:style-name="P29"><text:tab/>&lt;ConstValue&gt; [<text:span text:style-name="T29">value, see below for XML structure of values] </text:span>&lt;/ConstValue&gt; [omitted if this constant is linked from another constant]</text:p>
      <text:p text:style-name="P29">[If the constant is linked from another constant, and the linked-from constant's ID is missing in the project file <text:span text:style-name="T40">during loading</text:span>, this constant's value is set to an appropriate NumProblemValue, allowing Vizop to inform the user that the linked-from constant is missing.]</text:p>
      <text:p text:style-name="P29">&lt;/Constant&gt;</text:p>
      <text:p text:style-name="P21"/>
      <text:p text:style-name="P31">COMMENT <text:span text:style-name="T35">TAG</text:span>S</text:p>
      <text:p text:style-name="P31">One tag per unique comment defined in the project. <text:span text:style-name="T26">There shall be ≥0 &lt;Co</text:span>mme<text:span text:style-name="T26">nt&gt; tags in the file.</text:span></text:p>
      <text:p text:style-name="P31">&lt;Comment&gt; <text:span text:style-name="T35">&lt;ID [ID int as str] /&gt; </text:span>&lt;Text&gt; [text of comment as str, suitably escaped] &lt;/Text&gt;</text:p>
      <text:p text:style-name="P31">&lt;/Comment&gt;</text:p>
      <text:p text:style-name="P31"/>
      <text:p text:style-name="P31"><text:span text:style-name="T36">ACTION ITEM</text:span> <text:span text:style-name="T35">TAG</text:span>S</text:p>
      <text:p text:style-name="P31">One tag per unique <text:span text:style-name="T38">action item</text:span> defined in the project. <text:span text:style-name="T26">There shall be ≥0 &lt;Action&gt; tags in the file.</text:span></text:p>
      <text:p text:style-name="P31">&lt;<text:span text:style-name="T38">Action</text:span>&gt; <text:span text:style-name="T35">&lt;ID [ID int as str] /&gt; </text:span>&lt;Text&gt; [text of <text:span text:style-name="T38">action</text:span> as str, suitably escaped] &lt;/Text&gt; <text:span text:style-name="T38">&lt;Responsible&gt; [responsible party's name, str] &lt;/Responsible&gt;</text:span></text:p>
      <text:p text:style-name="P41">&lt;Deadline&gt; [deadline date, str] &lt;/Deadline&gt;</text:p>
      <text:p text:style-name="P31">&lt;/<text:span text:style-name="T38">Action</text:span>&gt;</text:p>
      <text:p text:style-name="P31"/>
      <text:p text:style-name="P22">VALUES</text:p>
      <text:p text:style-name="P21">Values are <text:span text:style-name="T33">embedded inside other tags. They define how a number (e.g. frequency of an initiating event) is set in the project – for example, the number could be fixed by the user, linked to another value, or looked up from a risk matrix. They are stored </text:span>in XML as follows:</text:p>
      <text:p text:style-name="P23"><text:soft-page-break/>&lt; [tag name according to the attribute being stored, e.g. “<text:span text:style-name="T41">Event</text:span>Frequency” ]&gt;</text:p>
      <text:p text:style-name="P23"><text:tab/>&lt;Kind [kind of value: 'User', 'Constant', 'Lookup', <text:span text:style-name="T37">'Category', 'Copied', <text:s/>or 'Link'</text:span>] /&gt;</text:p>
      <text:p text:style-name="P23"><text:tab/>Other tags according to Kind:</text:p>
      <text:p text:style-name="P25"><text:tab/><text:tab/>Kind = User: </text:p>
      <text:p text:style-name="P37"><text:tab/><text:tab/><text:tab/>For each risk receptor defined for this value:</text:p>
      <text:p text:style-name="P25"><text:span text:style-name="T20"><text:tab/><text:tab/><text:tab/><text:tab/>&lt;RiskReceptor&gt; &lt;ID [risk receptor ID, str] /&gt; </text:span><text:span text:style-name="T28">&lt;Value&gt; [value as str] &lt;/Value&gt; &lt;Unit [ID of engineering unit] /&gt;</text:span></text:p>
      <text:p text:style-name="P25"><text:span text:style-name="T28"><text:tab/><text:tab/><text:tab/><text:tab/>&lt;Infinite [whether infinite, bool as str] </text:span><text:span text:style-name="T11">&gt; [omitted if not infinite] &lt;/</text:span><text:span text:style-name="T22">RiskReceptor&gt;</text:span></text:p>
      <text:p text:style-name="P23"><text:tab/><text:tab/>Kind = Constant: &lt;ID [ID of constant, str] /&gt;</text:p>
      <text:p text:style-name="P23"><text:tab/><text:tab/>Kind = Lookup: &lt;ID [ID of lookup table, str] /&gt; </text:p>
      <text:p text:style-name="P23"><text:tab/><text:tab/><text:tab/><text:span text:style-name="T30">Define a lookup value for each dimension of the lookup table: &lt;Value&gt; [value to look up in this dimension] &lt;/Value&gt;</text:span></text:p>
      <text:p text:style-name="P23"><text:tab/><text:tab/><text:tab/><text:span text:style-name="T30">(We store actual lookup values, rather than index of values in the matrix, so that the lookup will still be correct if the user adds to or deletes some keys from the matrix)</text:span></text:p>
      <text:p text:style-name="P24"><text:tab/><text:tab/><text:span text:style-name="T37">Kind = Category: &lt;TableID [ID of lookup table, str] /&gt; &lt;DimensionID [ID of dimension in lookup table, str] </text:span><text:span text:style-name="T10">&gt;</text:span></text:p>
      <text:p text:style-name="P38"><text:tab/><text:tab/><text:tab/>For each risk receptor defined in the project:</text:p>
      <text:p text:style-name="P38"><text:tab/><text:tab/><text:tab/>&lt;RiskReceptor&gt; &lt;ID [risk receptor ID, str] /&gt; &lt;Value&gt; [value to use from this dimension] &lt;/Value&gt; &lt;/RiskReceptor&gt;</text:p>
      <text:p text:style-name="P40"><text:span text:style-name="T21"><text:tab/><text:tab/></text:span><text:span text:style-name="T22">Kind = 'Copied': </text:span><text:span text:style-name="T23">(this represents a </text:span><text:span text:style-name="T39">ParentNumValueItem </text:span><text:span text:style-name="T23">instance)</text:span></text:p>
      <text:p text:style-name="P37"><text:tab/><text:tab/><text:tab/>For each risk receptor defined for this value:</text:p>
      <text:p text:style-name="P25"><text:span text:style-name="T20"><text:tab/><text:tab/><text:tab/><text:tab/>&lt;RiskReceptor&gt; &lt;ID [risk receptor ID, str] /&gt; </text:span><text:span text:style-name="T28">&lt;Value&gt; [value as str] &lt;/Value&gt; &lt;Unit [ID of engineering unit] /&gt;</text:span></text:p>
      <text:p text:style-name="P25"><text:span text:style-name="T28"><text:tab/><text:tab/><text:tab/><text:tab/>&lt;Infinite [whether infinite, bool as str] </text:span><text:span text:style-name="T11">&gt; [omitted if not infinite] &lt;/</text:span><text:span text:style-name="T22">RiskReceptor&gt;</text:span></text:p>
      <text:p text:style-name="P39"><text:tab/><text:tab/><text:tab/>&lt;CopiedFrom [ID of value this value was copied from. It is not guaranteed that an existing value with the matching ID still exists; if it does not exist, when the project file is loaded, this value should be converted to kind = User] /&gt;</text:p>
      <text:p text:style-name="P52"><text:soft-page-break/><text:tab/><text:tab/>Kind = 'Link': add a &lt;LinkedFrom&gt; tag. See spec file 306 for details</text:p>
      <text:p text:style-name="P53">&lt;/ [tag name]&gt;</text:p>
      <text:p text:style-name="P48"/>
      <text:p text:style-name="P48">GENERATING A LIST OF NUMBERING SYSTEM ITEMS TO SAVE IN THE PROJECT FILE</text:p>
      <text:p text:style-name="P48">Nearly all PHA objects in the project will have a numbering system. In many cases, these will be the same; so, instead of saving the whole numbering system for each PHA object, it is better to save a set of “unique” numbering systems, with IDs, and save the appropriate numbering system ID in each PHA object.</text:p>
      <text:p text:style-name="P48">To achieve this, we need to generate a list of unique numbering systems.</text:p>
      <text:p text:style-name="P49">To generate the list, follow this algorithm:</text:p>
      <text:p text:style-name="P49">1. <text:span text:style-name="T44">Make a master list of all numbering systems in the project. Each PHA object has a method GetAllNumberingSystems(), which returns all numbering systems attached to all of its PHA elements. Call this procedure for every PHA object in the project's PHAObjs list, and append the returned list to a master list of numbering systems.</text:span></text:p>
      <text:p text:style-name="P50">2. Remove all duplicates in the list. Numbering systems are considered identical if:</text:p>
      <text:list xml:id="list1136793041" text:style-name="L1">
        <text:list-item>
          <text:p text:style-name="P54">their NumberStructure attributes are the same. They are the same if they contain the same number of items, and each item is the same. </text:p>
        </text:list-item>
        <text:list-item>
          <text:p text:style-name="P55">their ShowInDisplay and ShowInOutput attributes (2 x bool) are the same.</text:p>
          <text:p text:style-name="P55">To simplify this, class NumberingItem implements method __eq__. Therefore, the algorithm can test if two instances are the same just by evaluating (Instance1 == Instance2).</text:p>
        </text:list-item>
      </text:list>
      <text:p text:style-name="P51">3. For every unique item in the list, assign an ID to it. For now, these IDs can start at 1 (because they are used only within the project file, not in the actual project data structure).</text:p>
      <text:p text:style-name="P51">4. Write a &lt;NumberingSystem&gt; tag for every item in the list.</text:p>
      <text:p text:style-name="P51">5. Keep the list and use it to find the correct ID for the numbering system when writing each numberable PHA element to the project fil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dobe Jenson Pro" svg:font-family="'Adobe Jenson Pro', serif"/>
    <style:font-face style:name="Menlo" svg:font-family="Menlo"/>
    <style:font-face style:name="Lucida Sans1" svg:font-family="'Lucida Sans'" style:font-family-generic="swiss"/>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5T20:17:06.207017000</meta:creation-date>
    <meta:generator>LibreOffice/5.4.2.2$MacOSX_X86_64 LibreOffice_project/22b09f6418e8c2d508a9eaf86b2399209b0990f4</meta:generator>
    <dc:date>2019-08-22T15:37:38.190631286</dc:date>
    <meta:editing-duration>P3DT19H51M30S</meta:editing-duration>
    <meta:editing-cycles>70</meta:editing-cycles>
    <meta:document-statistic meta:table-count="2" meta:image-count="0" meta:object-count="0" meta:page-count="11" meta:paragraph-count="247" meta:word-count="2280" meta:character-count="14803" meta:non-whitespace-character-count="12624"/>
  </office:meta>
</office:document-meta>
</file>